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2000000258EC8EC29B.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solid" draw:fill-color="#94476b" draw:textarea-horizontal-align="left" draw:auto-grow-height="true" draw:auto-grow-width="false" fo:min-height="8.179cm" fo:min-width="18.608cm"/>
    </style:style>
    <style:style style:name="gr3" style:family="graphic" style:parent-style-name="standard">
      <style:graphic-properties draw:stroke="none" svg:stroke-color="#000000" draw:fill="solid" draw:fill-color="#94476b" draw:textarea-horizontal-align="left" draw:auto-grow-height="true" draw:auto-grow-width="false" fo:min-height="11.325cm" fo:min-width="18.608cm"/>
    </style:style>
    <style:style style:name="gr4" style:family="graphic" style:parent-style-name="standard">
      <style:graphic-properties draw:stroke="none" svg:stroke-color="#000000" draw:fill="solid" draw:fill-color="#94476b" draw:textarea-horizontal-align="left" draw:auto-grow-height="true" draw:auto-grow-width="false" fo:min-height="13.62cm" fo:min-width="18.608cm"/>
    </style:style>
    <style:style style:name="gr5" style:family="graphic" style:parent-style-name="standard">
      <style:graphic-properties draw:stroke="none" svg:stroke-color="#000000" draw:fill="solid" draw:fill-color="#94476b" draw:textarea-horizontal-align="left" draw:auto-grow-height="true" draw:auto-grow-width="false" fo:min-height="0.911cm" fo:min-width="18.608cm"/>
    </style:style>
    <style:style style:name="gr6" style:family="graphic" style:parent-style-name="standard">
      <style:graphic-properties draw:stroke="none" svg:stroke-color="#000000" draw:fill="solid" draw:fill-color="#ffffff" draw:auto-grow-height="true" draw:auto-grow-width="false" fo:max-height="0cm" fo:min-height="1.782cm"/>
    </style:style>
    <style:style style:name="gr7" style:family="graphic" style:parent-style-name="standard">
      <style:graphic-properties draw:stroke="none" svg:stroke-color="#000000" draw:fill="solid" draw:fill-color="#94476b" draw:textarea-horizontal-align="left" draw:auto-grow-height="true" draw:auto-grow-width="false" fo:min-height="7.721cm" fo:min-width="18.608cm"/>
    </style:style>
    <style:style style:name="gr8" style:family="graphic" style:parent-style-name="standard">
      <style:graphic-properties draw:stroke="none" svg:stroke-color="#000000" draw:fill="solid" draw:fill-color="#94476b" draw:textarea-horizontal-align="left" draw:auto-grow-height="true" draw:auto-grow-width="false" fo:min-height="4.469cm" fo:min-width="18.608cm"/>
    </style:style>
    <style:style style:name="pr1" style:family="presentation" style:parent-style-name="lyt-sunrise-subtitle">
      <style:graphic-properties draw:fill-color="#ffffff" fo:min-height="16.155cm"/>
    </style:style>
    <style:style style:name="pr2" style:family="presentation" style:parent-style-name="lyt-sunrise-notes">
      <style:graphic-properties draw:fill-color="#ffffff" draw:auto-grow-height="true" fo:min-height="12.572cm"/>
    </style:style>
    <style:style style:name="pr3" style:family="presentation" style:parent-style-name="lyt-sunrise-title">
      <style:graphic-properties fo:min-height="3.506cm"/>
    </style:style>
    <style:style style:name="pr4" style:family="presentation" style:parent-style-name="lyt-sunrise-outline1">
      <style:graphic-properties fo:min-height="12.179cm"/>
    </style:style>
    <style:style style:name="pr5" style:family="presentation" style:parent-style-name="lyt-sunrise-notes">
      <style:graphic-properties draw:fill-color="#ffffff" fo:min-height="12.572cm"/>
    </style:style>
    <style:style style:name="pr6" style:family="presentation" style:parent-style-name="lyt-sunrise-outline1">
      <style:graphic-properties fo:min-height="4.738cm"/>
    </style:style>
    <style:style style:name="pr7" style:family="presentation" style:parent-style-name="lyt-sunrise-outline1">
      <style:graphic-properties fo:min-height="5.246cm"/>
    </style:style>
    <style:style style:name="pr8" style:family="presentation" style:parent-style-name="lyt-sunrise-title">
      <style:graphic-properties draw:auto-grow-height="true" fo:min-height="3.506cm"/>
    </style:style>
    <style:style style:name="P1" style:family="paragraph">
      <style:text-properties fo:font-size="48pt" style:font-size-asian="48pt" style:font-size-complex="48pt"/>
    </style:style>
    <style:style style:name="P2" style:family="paragraph">
      <style:text-properties fo:color="#ffffff"/>
    </style:style>
    <style:style style:name="P3" style:family="paragraph">
      <style:text-properties fo:font-size="28pt" style:font-size-asian="28pt" style:font-size-complex="28pt"/>
    </style:style>
    <style:style style:name="P4" style:family="paragraph">
      <style:text-properties fo:font-size="24pt" style:font-size-asian="24pt" style:font-size-complex="24pt"/>
    </style:style>
    <style:style style:name="P5" style:family="paragraph">
      <style:text-properties style:use-window-font-color="true"/>
    </style:style>
    <style:style style:name="P6" style:family="paragraph">
      <style:text-properties fo:font-size="26.3999996185303pt"/>
    </style:style>
    <style:style style:name="T1" style:family="text">
      <style:text-properties fo:font-size="48pt" style:font-size-asian="48pt" style:font-size-complex="48pt"/>
    </style:style>
    <style:style style:name="T2" style:family="text">
      <style:text-properties fo:color="#ffffff"/>
    </style:style>
    <style:style style:name="T3" style:family="text">
      <style:text-properties fo:color="#ffffff" fo:font-weight="bold" style:font-weight-asian="bold" style:font-weight-complex="bold"/>
    </style:style>
    <style:style style:name="T4" style:family="text">
      <style:text-properties fo:font-size="28pt" style:font-size-asian="28pt" style:font-size-complex="28pt"/>
    </style:style>
    <style:style style:name="T5" style:family="text">
      <style:text-properties fo:font-size="28pt" fo:font-weight="normal" style:font-size-asian="28pt" style:font-weight-asian="normal" style:font-size-complex="28pt" style:font-weight-complex="normal"/>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style:use-window-font-color="true"/>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32">
        <office:forms form:automatic-focus="false" form:apply-design-mode="false"/>
        <draw:frame presentation:style-name="pr1" draw:text-style-name="P1" draw:layer="layout" svg:width="25.199cm" svg:height="16.155cm" svg:x="1.4cm" svg:y="0.937cm" presentation:class="subtitle" presentation:user-transformed="true">
          <draw:text-box>
            <text:p><text:span text:style-name="T1">Python: Files, Intro to Iteration</text:span></text:p>
          </draw:text-box>
        </draw:frame>
        <presentation:notes draw:style-name="dp2">
          <draw:page-thumbnail draw:style-name="gr1" draw:layer="layout" svg:width="15.265cm" svg:height="10.476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lyt-sunrise" presentation:presentation-page-layout-name="AL2T1">
        <office:forms form:automatic-focus="false" form:apply-design-mode="false"/>
        <draw:frame presentation:style-name="pr3" draw:layer="layout" svg:width="25.199cm" svg:height="3.506cm" svg:x="1.4cm" svg:y="0.937cm" presentation:class="title">
          <draw:text-box>
            <text:p>For Loops</text:p>
          </draw:text-box>
        </draw:frame>
        <draw:frame presentation:style-name="pr4" draw:layer="layout" svg:width="25.199cm" svg:height="12.179cm" svg:x="1.4cm" svg:y="4.914cm" presentation:class="outline">
          <draw:text-box>
            <text:list text:style-name="L2">
              <text:list-item>
                <text:p>We're covering iteration more completely next week, but for today, I want to introduce the idea so that we can do more interesting things with files</text:p>
              </text:list-item>
            </text:list>
          </draw:text-box>
        </draw:frame>
        <draw:frame draw:style-name="gr2" draw:text-style-name="P2" draw:layer="layout" svg:width="19.812cm" svg:height="8.783cm" svg:x="3.302cm" svg:y="9.605cm">
          <draw:text-box>
            <text:p><text:span text:style-name="T2"># This is pseudocode, NOT Python</text:span></text:p>
            <text:p><text:span text:style-name="T2"/></text:p>
            <text:p><text:span text:style-name="T3">for </text:span><text:span text:style-name="T2">component </text:span><text:span text:style-name="T3">in</text:span><text:span text:style-name="T2"> iterable_data:</text:span></text:p>
            <text:p><text:span text:style-name="T2"><text:tab/></text:span><text:span text:style-name="T2">new_variable = component</text:span></text:p>
            <text:p><text:span text:style-name="T2"><text:tab/></text:span><text:span text:style-name="T2">new_variable.method('option A')</text:span></text:p>
            <text:p><text:span text:style-name="T2"><text:tab/></text:span><text:span text:style-name="T2">some_function(new_variable)</text:span></text:p>
            <text:p><text:span text:style-name="T2"><text:tab/></text:span><text:span text:style-name="T2">save_transformations(new_variable)</text:span></text:p>
            <text:p><text:span text:style-name="T2"/></text:p>
            <text:p><text:span text:style-name="T2"># This for loop performs and saves the transformations for all components of the data variable, iterable_data</text:span></text:p>
            <text:p><text:span text:style-name="T2"># Note the colon after the initial for statement, the consistent indentation, and the lack of an “end”. These are particular to Python</text:span></text:p>
          </draw:text-box>
        </draw:frame>
        <presentation:notes draw:style-name="dp2">
          <draw:page-thumbnail draw:style-name="gr1" draw:layer="layout" svg:width="15.265cm" svg:height="10.476cm" svg:x="3.16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lyt-sunrise" presentation:presentation-page-layout-name="AL2T1">
        <office:forms form:automatic-focus="false" form:apply-design-mode="false"/>
        <draw:frame presentation:style-name="pr3" draw:layer="layout" svg:width="25.199cm" svg:height="3.506cm" svg:x="1.4cm" svg:y="0.937cm" presentation:class="title">
          <draw:text-box>
            <text:p>For loops iterate over components of data</text:p>
          </draw:text-box>
        </draw:frame>
        <draw:frame presentation:style-name="pr4" draw:text-style-name="P3" draw:layer="layout" svg:width="25.199cm" svg:height="12.179cm" svg:x="1.4cm" svg:y="4.914cm" presentation:class="outline">
          <draw:text-box>
            <text:list text:style-name="L2">
              <text:list-item>
                <text:p><text:span text:style-name="T4">What that component is will depend on the data type, only sequences are iterable</text:span></text:p>
                <text:list>
                  <text:list-item>
                    <text:p><text:span text:style-name="T4">Strings: component is a single character</text:span></text:p>
                  </text:list-item>
                  <text:list-item>
                    <text:p><text:span text:style-name="T4">Lists: component is a list element</text:span></text:p>
                  </text:list-item>
                  <text:list-item>
                    <text:p><text:span text:style-name="T4">Numbers: N/A, cannot iterate</text:span></text:p>
                  </text:list-item>
                </text:list>
              </text:list-item>
              <text:list-item>
                <text:p><text:span text:style-name="T4">You give a variable name (any valid variable name) to the component </text:span><text:span text:style-name="T5">while</text:span><text:span text:style-name="T4"> declaring the for loop. This is the name that each successive element will take as the loop goes.</text:span></text:p>
              </text:list-item>
            </text:list>
          </draw:text-box>
        </draw:frame>
        <presentation:notes draw:style-name="dp2">
          <draw:page-thumbnail draw:style-name="gr1" draw:layer="layout" svg:width="15.265cm" svg:height="10.476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lyt-sunrise" presentation:presentation-page-layout-name="AL3T19">
        <office:forms form:automatic-focus="false" form:apply-design-mode="false"/>
        <draw:frame presentation:style-name="pr3" draw:layer="layout" svg:width="25.199cm" svg:height="3.506cm" svg:x="1.4cm" svg:y="0.937cm" presentation:class="title">
          <draw:text-box>
            <text:p>An example of string vs. list iteration</text:p>
          </draw:text-box>
        </draw:frame>
        <draw:frame draw:style-name="gr3" draw:text-style-name="P2" draw:layer="layout" svg:width="10.414cm" svg:height="13.76cm" svg:x="2.878cm" svg:y="5.443cm">
          <draw:text-box>
            <text:p><text:span text:style-name="T2">&gt;&gt;&gt; dna = 'ATTGTCCCCAGATTT'</text:span></text:p>
            <text:p><text:span text:style-name="T2">&gt;&gt;&gt; for nt in dna:</text:span></text:p>
            <text:p><text:span text:style-name="T2">... <text:s text:c="4"/>print nt</text:span></text:p>
            <text:p><text:span text:style-name="T2">... </text:span></text:p>
            <text:p><text:span text:style-name="T2">A</text:span></text:p>
            <text:p><text:span text:style-name="T2">T</text:span></text:p>
            <text:p><text:span text:style-name="T2">T</text:span></text:p>
            <text:p><text:span text:style-name="T2">G</text:span></text:p>
            <text:p><text:span text:style-name="T2">T</text:span></text:p>
            <text:p><text:span text:style-name="T2">C</text:span></text:p>
            <text:p><text:span text:style-name="T2">C</text:span></text:p>
            <text:p><text:span text:style-name="T2">C</text:span></text:p>
            <text:p><text:span text:style-name="T2">C</text:span></text:p>
            <text:p><text:span text:style-name="T2">A</text:span></text:p>
            <text:p><text:span text:style-name="T2">G</text:span></text:p>
            <text:p><text:span text:style-name="T2">A</text:span></text:p>
            <text:p><text:span text:style-name="T2">T</text:span></text:p>
            <text:p><text:span text:style-name="T2">T</text:span></text:p>
            <text:p><text:span text:style-name="T2">T</text:span></text:p>
          </draw:text-box>
        </draw:frame>
        <draw:frame draw:style-name="gr4" draw:text-style-name="P2" draw:layer="layout" svg:width="10.414cm" svg:height="13.87cm" svg:x="14.816cm" svg:y="5.434cm">
          <draw:text-box>
            <text:p><text:span text:style-name="T2">&gt;&gt;&gt; &gt;&gt;&gt; mydata = ['chr1', 10878, 10945, '&lt;DEL&gt;']</text:span></text:p>
            <text:p><text:span text:style-name="T2">&gt;&gt;&gt; for thing in mydata:</text:span></text:p>
            <text:p><text:span text:style-name="T2">... <text:s text:c="4"/>print thing</text:span></text:p>
            <text:p><text:span text:style-name="T2">... </text:span></text:p>
            <text:p><text:span text:style-name="T2">chr1</text:span></text:p>
            <text:p><text:span text:style-name="T2">10878</text:span></text:p>
            <text:p><text:span text:style-name="T2">10945</text:span></text:p>
            <text:p><text:span text:style-name="T2">&lt;DEL&gt;</text:span></text:p>
            <text:p><text:span text:style-name="T2">&gt;&gt;&gt; for c in mydata[0]:</text:span></text:p>
            <text:p><text:span text:style-name="T2">... <text:s text:c="4"/>print c</text:span></text:p>
            <text:p><text:span text:style-name="T2">... </text:span></text:p>
            <text:p><text:span text:style-name="T2">c</text:span></text:p>
            <text:p><text:span text:style-name="T2">h</text:span></text:p>
            <text:p><text:span text:style-name="T2">r</text:span></text:p>
            <text:p><text:span text:style-name="T2">1</text:span></text:p>
            <text:p><text:span text:style-name="T2">&gt;&gt;&gt;</text:span></text:p>
          </draw:text-box>
        </draw:frame>
        <presentation:notes draw:style-name="dp2">
          <draw:page-thumbnail draw:style-name="gr1" draw:layer="layout" svg:width="15.265cm" svg:height="10.476cm" svg:x="3.16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lyt-sunrise" presentation:presentation-page-layout-name="AL2T1">
        <office:forms form:automatic-focus="false" form:apply-design-mode="false"/>
        <draw:frame presentation:style-name="pr3" draw:layer="layout" svg:width="25.199cm" svg:height="3.506cm" svg:x="1.4cm" svg:y="0.937cm" presentation:class="title">
          <draw:text-box>
            <text:p>Files are a special data type</text:p>
          </draw:text-box>
        </draw:frame>
        <draw:frame presentation:style-name="pr4" draw:text-style-name="P4" draw:layer="layout" svg:width="25.199cm" svg:height="12.179cm" svg:x="1.4cm" svg:y="4.914cm" presentation:class="outline" presentation:user-transformed="true">
          <draw:text-box>
            <text:list text:style-name="L2">
              <text:list-item>
                <text:p><text:span text:style-name="T6">Files can be read and written to, </text:span><text:span text:style-name="T7">generally one line at a time</text:span></text:p>
              </text:list-item>
              <text:list-item>
                <text:p><text:span text:style-name="T6">Text readers (like Notepad) take one giant string of data, and it knows to display new lines with the newline character '\n', and it knows to separate elements with delimiters ('\t', ' ', '', ',', ':')</text:span></text:p>
                <text:list>
                  <text:list-item>
                    <text:p><text:span text:style-name="T6">Those delimiters are, in order, a Tab, a space, no delimiter, a comma, and a semi-colon</text:span></text:p>
                  </text:list-item>
                  <text:list-item>
                    <text:p><text:span text:style-name="T6">Technically, any ASCII character(s) can be a delimiter, but let's stick to these </text:span><text:span text:style-name="T7">(more specifically, the '\t') </text:span></text:p>
                  </text:list-item>
                </text:list>
              </text:list-item>
            </text:list>
          </draw:text-box>
        </draw:frame>
        <draw:frame draw:style-name="gr5" draw:text-style-name="P2" draw:layer="layout" svg:width="22.014cm" svg:height="2.384cm" svg:x="2.624cm" svg:y="14.524cm">
          <draw:text-box>
            <text:p><text:span text:style-name="T2">&gt;&gt;&gt; mydata</text:span></text:p>
            <text:p><text:span text:style-name="T2">'Chr1\t10878\t10945\t&lt;DEL&gt;\nChr1\t10878\t10945\t&lt;DEL&gt;\n'</text:span></text:p>
            <text:p><text:span text:style-name="T2"/></text:p>
          </draw:text-box>
        </draw:frame>
        <draw:frame draw:style-name="gr6" draw:text-style-name="P5" draw:layer="layout" svg:width="21.844cm" svg:height="2.032cm" svg:x="2.694cm" svg:y="17.272cm">
          <draw:text-box>
            <text:p><text:span text:style-name="T8">Chr1</text:span><text:span text:style-name="T8"><text:tab/></text:span><text:span text:style-name="T8">10878</text:span><text:span text:style-name="T8"><text:tab/></text:span><text:span text:style-name="T8">10945</text:span><text:span text:style-name="T8"><text:tab/></text:span><text:span text:style-name="T8">&lt;DEL&gt;</text:span></text:p>
            <text:p><text:span text:style-name="T8">Chr1</text:span><text:span text:style-name="T8"><text:tab/></text:span><text:span text:style-name="T8">10878</text:span><text:span text:style-name="T8"><text:tab/></text:span><text:span text:style-name="T8">10945</text:span><text:span text:style-name="T8"><text:tab/></text:span><text:span text:style-name="T8">&lt;DEL&gt;</text:span></text:p>
          </draw:text-box>
        </draw:frame>
        <presentation:notes draw:style-name="dp2">
          <draw:page-thumbnail draw:style-name="gr1" draw:layer="layout" svg:width="15.265cm" svg:height="10.476cm" svg:x="3.16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lyt-sunrise" presentation:presentation-page-layout-name="AL2T1">
        <draw:frame presentation:style-name="pr3" draw:layer="layout" svg:width="25.199cm" svg:height="3.506cm" svg:x="1.4cm" svg:y="0.937cm" presentation:class="title">
          <draw:text-box>
            <text:p>Three main ways to open/close a file</text:p>
          </draw:text-box>
        </draw:frame>
        <draw:frame presentation:style-name="pr6" draw:text-style-name="P4" draw:layer="layout" svg:width="25.199cm" svg:height="4.738cm" svg:x="1.4cm" svg:y="4.914cm" presentation:class="outline" presentation:user-transformed="true">
          <draw:text-box>
            <text:list text:style-name="L2">
              <text:list-item>
                <text:p><text:span text:style-name="T6">Files are a unique data type in part because they must be opened before they're used and closed before the program is done</text:span></text:p>
              </text:list-item>
              <text:list-item>
                <text:p><text:span text:style-name="T6">Python recently implemented some changes to lessen the headache of remembering to close your file </text:span></text:p>
              </text:list-item>
            </text:list>
          </draw:text-box>
        </draw:frame>
        <draw:frame draw:style-name="gr7" draw:text-style-name="P2" draw:layer="layout" svg:width="22.014cm" svg:height="8.783cm" svg:x="2.878cm" svg:y="10.16cm">
          <draw:text-box>
            <text:p><text:span text:style-name="T2">&gt;&gt;&gt; f = open('tumorvsnormal.csv', 'r')</text:span></text:p>
            <text:p><text:span text:style-name="T2">&gt;&gt;&gt; myread = f.read()</text:span></text:p>
            <text:p><text:span text:style-name="T2">&gt;&gt;&gt; f.close</text:span></text:p>
            <text:p><text:span text:style-name="T2">&gt;&gt;&gt; </text:span></text:p>
            <text:p><text:span text:style-name="T2">&gt;&gt;&gt; # this next one closes the file automatically at the end of the with loop</text:span></text:p>
            <text:p><text:span text:style-name="T2">&gt;&gt;&gt; with open('tumorvsnormal.csv', 'r') as f:</text:span></text:p>
            <text:p><text:span text:style-name="T2">... <text:s text:c="4"/>myread = f.read()</text:span></text:p>
            <text:p><text:span text:style-name="T2">... </text:span></text:p>
            <text:p><text:span text:style-name="T2">&gt;&gt;&gt; # this last one works differently, in that it reads line by line</text:span></text:p>
            <text:p><text:span text:style-name="T2">&gt;&gt;&gt; for f in open('tumorvsnormal.csv', 'r'):</text:span></text:p>
            <text:p><text:span text:style-name="T2">... <text:s text:c="4"/>print f</text:span></text:p>
            <text:p><text:span text:style-name="T2">... </text:span></text:p>
          </draw:text-box>
        </draw:frame>
        <presentation:notes draw:style-name="dp2">
          <draw:page-thumbnail draw:style-name="gr1" draw:layer="layout" svg:width="15.265cm" svg:height="10.476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lyt-sunrise" presentation:presentation-page-layout-name="AL2T1">
        <draw:frame presentation:style-name="pr3" draw:layer="layout" svg:width="25.199cm" svg:height="3.506cm" svg:x="1.4cm" svg:y="0.937cm" presentation:class="title">
          <draw:text-box>
            <text:p>Files are a special data type</text:p>
          </draw:text-box>
        </draw:frame>
        <draw:frame presentation:style-name="pr7" draw:text-style-name="P4" draw:layer="layout" svg:width="25.199cm" svg:height="5.246cm" svg:x="1.4cm" svg:y="4.914cm" presentation:class="outline" presentation:user-transformed="true">
          <draw:text-box>
            <text:list text:style-name="L2">
              <text:list-item>
                <text:p><text:span text:style-name="T6">This means that when you </text:span><text:span text:style-name="T7">read</text:span><text:span text:style-name="T6"> a file with the most basic read method, Python will scan the entire giant string, with all the delimiters and newlines</text:span></text:p>
              </text:list-item>
              <text:list-item>
                <text:p><text:span text:style-name="T6">Other file methods will read the data differently</text:span></text:p>
              </text:list-item>
            </text:list>
          </draw:text-box>
        </draw:frame>
        <draw:frame draw:style-name="gr7" draw:text-style-name="P2" draw:layer="layout" svg:width="22.014cm" svg:height="8.783cm" svg:x="3.048cm" svg:y="10.775cm">
          <draw:text-box>
            <text:p><text:span text:style-name="T2">&gt;&gt;&gt; with open('tumorvsnormal.csv', 'r') as f:</text:span></text:p>
            <text:p><text:span text:style-name="T2">... <text:s text:c="4"/>myread = f.read()</text:span></text:p>
            <text:p><text:span text:style-name="T2">... </text:span></text:p>
            <text:p><text:span text:style-name="T2">&gt;&gt;&gt; myread</text:span></text:p>
            <text:p><text:span text:style-name="T2">'chr1\t14907\tA\tG\t689\t574\nchr1\t14930\tA\tG\t790\t668\nchr1\t14933\tG\tA\t1009\t443\n'</text:span></text:p>
            <text:p><text:span text:style-name="T2">&gt;&gt;&gt;</text:span></text:p>
            <text:p><text:span text:style-name="T2">&gt;&gt;&gt; with open('tumorvsnormal.csv', 'r') as f:</text:span></text:p>
            <text:p><text:span text:style-name="T2">... <text:s text:c="4"/>myread = f.readline()</text:span></text:p>
            <text:p><text:span text:style-name="T2">... </text:span></text:p>
            <text:p><text:span text:style-name="T2">&gt;&gt;&gt; myread</text:span></text:p>
            <text:p><text:span text:style-name="T2">'chr1\t14907\tA\tG\t689\t574\n'</text:span></text:p>
          </draw:text-box>
        </draw:frame>
        <presentation:notes draw:style-name="dp2">
          <draw:page-thumbnail draw:style-name="gr1" draw:layer="layout" svg:width="15.265cm" svg:height="10.476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lyt-sunrise" presentation:presentation-page-layout-name="AL2T1">
        <draw:frame presentation:style-name="pr3" draw:layer="layout" svg:width="25.199cm" svg:height="3.506cm" svg:x="1.4cm" svg:y="0.937cm" presentation:class="title">
          <draw:text-box>
            <text:p>Files are a special data type</text:p>
          </draw:text-box>
        </draw:frame>
        <draw:frame presentation:style-name="pr7" draw:text-style-name="P3" draw:layer="layout" svg:width="25.199cm" svg:height="7.459cm" svg:x="1.4cm" svg:y="4.914cm" presentation:class="outline" presentation:user-transformed="true">
          <draw:text-box>
            <text:list text:style-name="L2">
              <text:list-item>
                <text:p><text:span text:style-name="T4">Like other methods, the </text:span><text:span text:style-name="T9">file.read()</text:span><text:span text:style-name="T4"> method can have other methods attached to it that further process the read data</text:span></text:p>
                <text:list>
                  <text:list-item>
                    <text:p><text:span text:style-name="T4">A good one is </text:span><text:span text:style-name="T9">file.read.splitlines()</text:span><text:span text:style-name="T4"> (it makes a list separating by newline characters)</text:span></text:p>
                  </text:list-item>
                </text:list>
              </text:list-item>
              <text:list-item>
                <text:p><text:span text:style-name="T4">If this example looks familiar, it's because it was the basis of last week's exercise</text:span></text:p>
              </text:list-item>
            </text:list>
          </draw:text-box>
        </draw:frame>
        <draw:frame draw:style-name="gr8" draw:text-style-name="P2" draw:layer="layout" svg:width="22.014cm" svg:height="4.719cm" svg:x="2.794cm" svg:y="13.97cm">
          <draw:text-box>
            <text:p><text:span text:style-name="T2">&gt;&gt;&gt; with open('tumorvsnormal.csv', 'r') as f:</text:span></text:p>
            <text:p><text:span text:style-name="T2">... <text:s text:c="4"/>myread = f.read().splitlines()</text:span></text:p>
            <text:p><text:span text:style-name="T2">... </text:span></text:p>
            <text:p><text:span text:style-name="T2">&gt;&gt;&gt; myread</text:span></text:p>
            <text:p><text:span text:style-name="T2">['chr1\t14907\tA\tG\t689\t574', 'chr1\t14930\tA\tG\t790\t668', 'chr1\t14933\tG\tA\t1009\t443']</text:span></text:p>
          </draw:text-box>
        </draw:frame>
        <presentation:notes draw:style-name="dp2">
          <draw:page-thumbnail draw:style-name="gr1" draw:layer="layout" svg:width="15.265cm" svg:height="10.476cm" svg:x="3.16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lyt-sunrise" presentation:presentation-page-layout-name="AL2T1">
        <draw:frame presentation:style-name="pr3" draw:layer="layout" svg:width="25.199cm" svg:height="3.506cm" svg:x="1.4cm" svg:y="0.937cm" presentation:class="title">
          <draw:text-box>
            <text:p>Writing to file is a lot like reading to file</text:p>
          </draw:text-box>
        </draw:frame>
        <draw:frame presentation:style-name="pr4" draw:layer="layout" svg:width="25.199cm" svg:height="13.039cm" svg:x="1.4cm" svg:y="4.914cm" presentation:class="outline" presentation:user-transformed="true">
          <draw:text-box>
            <text:list text:style-name="L2">
              <text:list-item>
                <text:p>There are a couple of important differences between reading and writing a file:</text:p>
                <text:list>
                  <text:list-item>
                    <text:p>The 'r' is replaced by 'w'</text:p>
                  </text:list-item>
                  <text:list-item>
                    <text:p>It's f.write() instead of f.read()</text:p>
                  </text:list-item>
                  <text:list-item>
                    <text:p>You definitely should write one line at a time</text:p>
                  </text:list-item>
                  <text:list-item>
                    <text:p><text:span text:style-name="T10">This time, you need to make sure the delimiters and newlines are in place before you write, so that your output is readable by a text editor</text:span></text:p>
                    <text:list>
                      <text:list-item>
                        <text:p><text:span text:style-name="T11">For this, use the 'delim'.join(list) method, if your writable input is a list (it should be)</text:span></text:p>
                      </text:list-item>
                    </text:list>
                  </text:list-item>
                </text:list>
              </text:list-item>
            </text:list>
          </draw:text-box>
        </draw:frame>
        <presentation:notes draw:style-name="dp2">
          <draw:page-thumbnail draw:style-name="gr1" draw:layer="layout" svg:width="15.265cm" svg:height="10.476cm" svg:x="3.16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lyt-sunrise" presentation:presentation-page-layout-name="AL2T1">
        <draw:frame presentation:style-name="pr3" draw:layer="layout" svg:width="25.199cm" svg:height="3.506cm" svg:x="1.4cm" svg:y="0.937cm" presentation:class="title">
          <draw:text-box>
            <text:p>Writing to file is a lot like reading to file</text:p>
          </draw:text-box>
        </draw:frame>
        <draw:frame draw:style-name="gr8" draw:text-style-name="P2" draw:layer="layout" svg:width="22.014cm" svg:height="7.361cm" svg:x="2.878cm" svg:y="6.355cm">
          <draw:text-box>
            <text:p><text:span text:style-name="T2">&gt;&gt;&gt; &gt;&gt;&gt; tdata</text:span></text:p>
            <text:p><text:span text:style-name="T2">[['chr1', '14907', 'A', 'G', '689', '574'], ['chr1', '14930', 'A', 'G', '790', '668'], ['chr1', '14933', 'G', 'A', '1009', '443']]</text:span></text:p>
            <text:p><text:span text:style-name="T2">&gt;&gt;&gt; with open('test.txt', 'w') as f:</text:span></text:p>
            <text:p><text:span text:style-name="T2">... <text:s text:c="4"/>for td in tdata:</text:span></text:p>
            <text:p><text:span text:style-name="T2">... <text:s text:c="12"/>f.write('\t'.join(td)+'\n')</text:span></text:p>
            <text:p><text:span text:style-name="T2">&gt;&gt;&gt;</text:span></text:p>
            <text:p><text:span text:style-name="T2">&gt;&gt;&gt; # You should get the exact same data as in tumorvsnormal.csv</text:span></text:p>
            <text:p><text:span text:style-name="T2"/></text:p>
            <text:p><text:span text:style-name="T2"/></text:p>
          </draw:text-box>
        </draw:frame>
        <presentation:notes draw:style-name="dp2">
          <draw:page-thumbnail draw:style-name="gr1" draw:layer="layout" svg:width="15.265cm" svg:height="10.476cm" svg:x="3.16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lyt-sunrise" presentation:presentation-page-layout-name="AL2T1">
        <draw:frame presentation:style-name="pr8" draw:layer="layout" svg:width="25.199cm" svg:height="3.506cm" svg:x="1.4cm" svg:y="0.937cm" presentation:class="title">
          <draw:text-box>
            <text:p>Last week's problem</text:p>
          </draw:text-box>
        </draw:frame>
        <draw:frame presentation:style-name="pr4" draw:text-style-name="P4" draw:layer="layout" svg:width="25.199cm" svg:height="12.179cm" svg:x="1.4cm" svg:y="4.914cm" presentation:class="outline" presentation:user-transformed="true">
          <draw:text-box>
            <text:list text:style-name="L2">
              <text:list-header>
                <text:p><text:span text:style-name="T7"/></text:p>
              </text:list-header>
              <text:list-item>
                <text:p><text:span text:style-name="T6">Problem 1: Create an empty list and name it </text:span><text:span text:style-name="T7">tdata</text:span><text:span text:style-name="T6">. An empty list is two brackets with nothing in between (Python ignores spaces)</text:span></text:p>
              </text:list-item>
              <text:list-item>
                <text:p><text:span text:style-name="T6">Problem 2: Assign the first string of </text:span><text:span text:style-name="T7">data</text:span><text:span text:style-name="T6"> to a variable called</text:span><text:span text:style-name="T7"> temp</text:span><text:span text:style-name="T6">. Using one specific method mentioned earlier, turn the string with the '\t' delimiters into a list. '\t' is the programming shorthand for a Tab. Remember to assign what you do to a variable.</text:span></text:p>
              </text:list-item>
              <text:list-item>
                <text:p><text:span text:style-name="T6">Problem 3: Append that to your empty list. Do not assign this one to a variable because appending changes things permanently.</text:span></text:p>
              </text:list-item>
              <text:list-item>
                <text:p><text:span text:style-name="T6">Problem 4: Do this for the other two list items.</text:span></text:p>
              </text:list-item>
            </text:list>
          </draw:text-box>
        </draw:frame>
        <presentation:notes draw:style-name="dp2">
          <draw:page-thumbnail draw:style-name="gr1" draw:layer="layout" svg:width="15.265cm" svg:height="10.476cm" svg:x="3.161cm" svg:y="2.123cm" draw:page-number="11" presentation:class="page"/>
          <draw:frame presentation:style-name="pr5" draw:text-style-name="P6" draw:layer="layout" svg:width="17.271cm" svg:height="12.572cm" svg:x="2.159cm" svg:y="13.271cm" presentation:class="notes" presentation:placeholder="true">
            <draw:text-box/>
          </draw:frame>
        </presentation:notes>
      </draw:page>
      <draw:page draw:name="page12" draw:style-name="dp1" draw:master-page-name="lyt-sunrise" presentation:presentation-page-layout-name="AL2T1">
        <draw:frame presentation:style-name="pr3" draw:layer="layout" svg:width="25.199cm" svg:height="3.506cm" svg:x="1.4cm" svg:y="0.937cm" presentation:class="title">
          <draw:text-box>
            <text:p>This week's problem</text:p>
          </draw:text-box>
        </draw:frame>
        <draw:frame presentation:style-name="pr4" draw:text-style-name="P3" draw:layer="layout" svg:width="25.199cm" svg:height="12.431cm" svg:x="1.4cm" svg:y="4.914cm" presentation:class="outline" presentation:user-transformed="true">
          <draw:text-box>
            <text:list text:style-name="L2">
              <text:list-item>
                <text:p><text:span text:style-name="T4">Problem 1: Open the file 'tumorvsnormal.csv' from last week, but this time using one of the methods you learned today</text:span></text:p>
              </text:list-item>
              <text:list-item>
                <text:p><text:span text:style-name="T4">Problem 2: Replicate the steps we took last week, but use a for loop instead of doing it three times</text:span></text:p>
              </text:list-item>
              <text:list-item>
                <text:p><text:span text:style-name="T4">Problem 3: With the new tdata list you created, calculate the log2(tumor/normal) reads ratio for each line</text:span></text:p>
              </text:list-item>
              <text:list-item>
                <text:p><text:span text:style-name="T4">Problem 4: In a new file, 'logratio.txt', write each line's chromosome, position, and reads ratio. Your new file should have three lines.</text:span></text:p>
              </text:list-item>
            </text:list>
          </draw:text-box>
        </draw:frame>
        <presentation:notes draw:style-name="dp2">
          <draw:page-thumbnail draw:style-name="gr1" draw:layer="layout" svg:width="15.265cm" svg:height="10.476cm" svg:x="3.161cm" svg:y="2.123cm" draw:page-number="12"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599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79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umber&gt;</text:page-number></text:span></text:p>
        </draw:text-box>
      </draw:frame>
      <presentation:notes style:page-layout-name="PM0">
        <draw:page-thumbnail presentation:style-name="lyt-sunrise-title" draw:layer="backgroundobjects" svg:width="15.265cm" svg:height="10.476cm" svg:x="3.161cm" svg:y="2.123cm" presentation:class="page"/>
        <draw:frame presentation:style-name="lyt-sunrise-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ourth Eye</meta:initial-creator>
    <meta:creation-date>2013-10-07T11:39:22</meta:creation-date>
    <dc:date>2013-10-14T21:36:37</dc:date>
    <dc:creator>Fourth Eye</dc:creator>
    <meta:editing-duration>PT37M22S</meta:editing-duration>
    <meta:editing-cycles>5</meta:editing-cycles>
    <meta:generator>LibreOffice/3.5$Linux_x86 LibreOffice_project/350m1$Build-2</meta:generator>
    <meta:document-statistic meta:object-count="86"/>
  </office:meta>
</office:document-meta>
</file>